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1.1pt" svg:height="255.26pt" svg:x="163.79pt" svg:y="3pt">
            <draw:object draw:notify-on-update-of-ranges="Sheet1.A1:Sheet1.A1 Sheet1.A2:Sheet1.A12 Sheet1.D1:Sheet1.D1 Sheet1.D2:Sheet1.D12 Sheet1.C1:Sheet1.C1 Sheet1.C2:Sheet1.C12 Sheet1.B1:Sheet1.B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1pt" svg:height="255.09pt" svg:x="493.68pt" svg:y="274.62pt">
            <draw:object draw:notify-on-update-of-ranges="Sheet1.A1:Sheet1.A1 Sheet1.A9:Sheet1.A12 Sheet1.C1:Sheet1.C1 Sheet1.C9:Sheet1.C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342.4pt" svg:height="255.09pt" svg:x="152.84pt" svg:y="273.88pt">
            <draw:object draw:notify-on-update-of-ranges="Sheet1.A1:Sheet1.A1 Sheet1.A2:Sheet1.A8 Sheet1.C1:Sheet1.C1 Sheet1.C2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Python</text:p>
          </table:table-cell>
          <table:table-cell table:style-name="Default" office:value-type="string" calcext:value-type="string">
            <text:p>len(str)</text:p>
          </table:table-cell>
          <table:table-cell table:style-name="Default" office:value-type="string" calcext:value-type="string">
            <text:p>ultima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59594007022679" calcext:value-type="float">
            <text:p>0.000</text:p>
          </table:table-cell>
          <table:table-cell office:value-type="float" office:value="0.000414260954130441" calcext:value-type="float">
            <text:p>0.000</text:p>
          </table:table-cell>
          <table:table-cell office:value-type="float" office:value="0.000513016013428569" calcext:value-type="float">
            <text:p>0.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709178973920643" calcext:value-type="float">
            <text:p>0.001</text:p>
          </table:table-cell>
          <table:table-cell office:value-type="float" office:value="0.000578027043957263" calcext:value-type="float">
            <text:p>0.001</text:p>
          </table:table-cell>
          <table:table-cell office:value-type="float" office:value="0.00131851201876998" calcext:value-type="float">
            <text:p>0.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26208498841152" calcext:value-type="float">
            <text:p>0.001</text:p>
          </table:table-cell>
          <table:table-cell office:value-type="float" office:value="0.00108344800537452" calcext:value-type="float">
            <text:p>0.001</text:p>
          </table:table-cell>
          <table:table-cell office:value-type="float" office:value="0.00415173295186833" calcext:value-type="float">
            <text:p>0.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43448803666979" calcext:value-type="float">
            <text:p>0.002</text:p>
          </table:table-cell>
          <table:table-cell office:value-type="float" office:value="0.00238754699239507" calcext:value-type="float">
            <text:p>0.002</text:p>
          </table:table-cell>
          <table:table-cell office:value-type="float" office:value="0.0158536990056746" calcext:value-type="float">
            <text:p>0.0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51711710402742" calcext:value-type="float">
            <text:p>0.005</text:p>
          </table:table-cell>
          <table:table-cell office:value-type="float" office:value="0.00502600497566164" calcext:value-type="float">
            <text:p>0.005</text:p>
          </table:table-cell>
          <table:table-cell office:value-type="float" office:value="0.0620574780041352" calcext:value-type="float">
            <text:p>0.0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41880729934201" calcext:value-type="float">
            <text:p>0.014</text:p>
          </table:table-cell>
          <table:table-cell office:value-type="float" office:value="0.0112431409652345" calcext:value-type="float">
            <text:p>0.011</text:p>
          </table:table-cell>
          <table:table-cell office:value-type="float" office:value="0.229553982964717" calcext:value-type="float">
            <text:p>0.23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219796940218657" calcext:value-type="float">
            <text:p>0.022</text:p>
          </table:table-cell>
          <table:table-cell office:value-type="float" office:value="0.0288904210319743" calcext:value-type="float">
            <text:p>0.029</text:p>
          </table:table-cell>
          <table:table-cell office:value-type="float" office:value="0.869172350037843" calcext:value-type="float">
            <text:p>0.86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428553690435365" calcext:value-type="float">
            <text:p>0.043</text:p>
          </table:table-cell>
          <table:table-cell office:value-type="float" office:value="0.0812959109898657" calcext:value-type="float">
            <text:p>0.081</text:p>
          </table:table-cell>
          <table:table-cell office:value-type="float" office:value="3.43810616299743" calcext:value-type="float">
            <text:p>3.438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949398759985343" calcext:value-type="float">
            <text:p>0.095</text:p>
          </table:table-cell>
          <table:table-cell office:value-type="float" office:value="0.294824817974586" calcext:value-type="float">
            <text:p>0.295</text:p>
          </table:table-cell>
          <table:table-cell office:value-type="float" office:value="14.4531128990348" calcext:value-type="float">
            <text:p>14.453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188832100015134" calcext:value-type="float">
            <text:p>0.189</text:p>
          </table:table-cell>
          <table:table-cell office:value-type="float" office:value="1.03510566795012" calcext:value-type="float">
            <text:p>1.035</text:p>
          </table:table-cell>
          <table:table-cell office:value-type="float" office:value="59.4047584309592" calcext:value-type="float">
            <text:p>59.40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465399195963983" calcext:value-type="float">
            <text:p>0.465</text:p>
          </table:table-cell>
          <table:table-cell office:value-type="float" office:value="4.39801683096448" calcext:value-type="float">
            <text:p>4.398</text:p>
          </table:table-cell>
          <table:table-cell office:value-type="float" office:value="242.903331408044" calcext:value-type="float">
            <text:p>242.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5:00:39.566989492</meta:creation-date>
    <dc:date>2019-03-17T16:49:01.234754622</dc:date>
    <meta:editing-duration>PT56M39S</meta:editing-duration>
    <meta:editing-cycles>1</meta:editing-cycles>
    <meta:document-statistic meta:table-count="1" meta:cell-count="48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9" style:family="chart" style:data-style-name="N13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1" style:family="chart" style:data-style-name="N13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37cm" svg:height="9.006cm" xlink:href=".." xlink:type="simple" chart:class="chart:scatter" chart:column-mapping="2 1 0" chart:style-name="ch1">
        <chart:legend svg:x="13.693cm" svg:y="5.108cm" style:legend-expansion="custom" chartooo:width="4.24cm" chartooo:height="3.09cm" style:legend-expansion-aspect-ratio="1.37216828478964" chart:style-name="ch2"/>
        <chart:plot-area chart:style-name="ch3" table:cell-range-address="Sheet1.A1:Sheet1.D12" chart:data-source-has-labels="both" svg:x="0.005cm" svg:y="0.179cm" svg:width="12.995cm" svg:height="8.643cm">
          <chartooo:coordinate-region svg:x="1.658cm" svg:y="0.379cm" svg:width="10.785cm" svg:height="7.796cm"/>
          <chart:axis chart:dimension="x" chart:name="primary-x" chart:style-name="ch4" chartooo:axis-type="auto">
            <chart:categories table:cell-range-address="Sheet1.A2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2" chart:label-cell-address="Sheet1.D1:Sheet1.D1" chart:class="chart:scatter">
            <chart:domain table:cell-range-address="Sheet1.A2:Sheet1.A12"/>
            <chart:regression-curve chart:style-name="ch8">
              <chart:equation chart:display-equation="true" chart:display-r-square="true" svg:x="10.377cm" svg:y="0.379cm"/>
            </chart:regression-curve>
            <chart:data-point chart:repeated="11"/>
          </chart:series>
          <chart:series chart:style-name="ch9" chart:values-cell-range-address="Sheet1.C2:Sheet1.C12" chart:label-cell-address="Sheet1.C1:Sheet1.C1" chart:class="chart:scatter">
            <chart:regression-curve chart:style-name="ch10">
              <chart:equation chart:display-equation="true" chart:display-r-square="true" svg:x="10.377cm" svg:y="2.727cm"/>
            </chart:regression-curve>
            <chart:data-point chart:repeated="11"/>
          </chart:series>
          <chart:series chart:style-name="ch11" chart:values-cell-range-address="Sheet1.B2:Sheet1.B12" chart:label-cell-address="Sheet1.B1:Sheet1.B1" chart:class="chart:scatter">
            <chart:regression-curve chart:style-name="ch12">
              <chart:equation chart:display-equation="true" chart:display-r-square="true" svg:x="10.29cm" svg:y="3.772cm"/>
            </chart:regression-curve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ltimate</text:p>
                <draw:g>
                  <svg:desc>Sheet1.D1:Sheet1.D1</svg:desc>
                </draw:g>
              </table:table-cell>
              <table:table-cell office:value-type="string">
                <text:p>len(str)</text:p>
                <draw:g>
                  <svg:desc>Sheet1.C1:Sheet1.C1</svg:desc>
                </draw:g>
              </table:table-cell>
              <table:table-cell office:value-type="string">
                <text:p>Pyth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2</svg:desc>
                </draw:g>
              </table:table-cell>
              <table:table-cell office:value-type="float" office:value="0.000513016013428569">
                <text:p>0.000513016013428569</text:p>
                <draw:g>
                  <svg:desc>Sheet1.D2:Sheet1.D12</svg:desc>
                </draw:g>
              </table:table-cell>
              <table:table-cell office:value-type="float" office:value="0.000414260954130441">
                <text:p>0.000414260954130441</text:p>
                <draw:g>
                  <svg:desc>Sheet1.C2:Sheet1.C12</svg:desc>
                </draw:g>
              </table:table-cell>
              <table:table-cell office:value-type="float" office:value="0.000359594007022679">
                <text:p>0.000359594007022679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31851201876998">
                <text:p>0.00131851201876998</text:p>
              </table:table-cell>
              <table:table-cell office:value-type="float" office:value="0.000578027043957263">
                <text:p>0.000578027043957263</text:p>
              </table:table-cell>
              <table:table-cell office:value-type="float" office:value="0.000709178973920643">
                <text:p>0.000709178973920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15173295186833">
                <text:p>0.00415173295186833</text:p>
              </table:table-cell>
              <table:table-cell office:value-type="float" office:value="0.00108344800537452">
                <text:p>0.00108344800537452</text:p>
              </table:table-cell>
              <table:table-cell office:value-type="float" office:value="0.00126208498841152">
                <text:p>0.00126208498841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58536990056746">
                <text:p>0.0158536990056746</text:p>
              </table:table-cell>
              <table:table-cell office:value-type="float" office:value="0.00238754699239507">
                <text:p>0.00238754699239507</text:p>
              </table:table-cell>
              <table:table-cell office:value-type="float" office:value="0.00243448803666979">
                <text:p>0.002434488036669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620574780041352">
                <text:p>0.0620574780041352</text:p>
              </table:table-cell>
              <table:table-cell office:value-type="float" office:value="0.00502600497566164">
                <text:p>0.00502600497566164</text:p>
              </table:table-cell>
              <table:table-cell office:value-type="float" office:value="0.0051711710402742">
                <text:p>0.005171171040274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229553982964717">
                <text:p>0.229553982964717</text:p>
              </table:table-cell>
              <table:table-cell office:value-type="float" office:value="0.0112431409652345">
                <text:p>0.0112431409652345</text:p>
              </table:table-cell>
              <table:table-cell office:value-type="float" office:value="0.0141880729934201">
                <text:p>0.014188072993420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869172350037843">
                <text:p>0.869172350037843</text:p>
              </table:table-cell>
              <table:table-cell office:value-type="float" office:value="0.0288904210319743">
                <text:p>0.0288904210319743</text:p>
              </table:table-cell>
              <table:table-cell office:value-type="float" office:value="0.0219796940218657">
                <text:p>0.021979694021865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.43810616299743">
                <text:p>3.43810616299743</text:p>
              </table:table-cell>
              <table:table-cell office:value-type="float" office:value="0.0812959109898657">
                <text:p>0.0812959109898657</text:p>
              </table:table-cell>
              <table:table-cell office:value-type="float" office:value="0.0428553690435365">
                <text:p>0.042855369043536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4.4531128990348">
                <text:p>14.4531128990348</text:p>
              </table:table-cell>
              <table:table-cell office:value-type="float" office:value="0.294824817974586">
                <text:p>0.294824817974586</text:p>
              </table:table-cell>
              <table:table-cell office:value-type="float" office:value="0.0949398759985343">
                <text:p>0.0949398759985343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59.4047584309592">
                <text:p>59.4047584309592</text:p>
              </table:table-cell>
              <table:table-cell office:value-type="float" office:value="1.03510566795012">
                <text:p>1.03510566795012</text:p>
              </table:table-cell>
              <table:table-cell office:value-type="float" office:value="0.188832100015134">
                <text:p>0.188832100015134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42.903331408044">
                <text:p>242.903331408044</text:p>
              </table:table-cell>
              <table:table-cell office:value-type="float" office:value="4.39801683096448">
                <text:p>4.39801683096448</text:p>
              </table:table-cell>
              <table:table-cell office:value-type="float" office:value="0.465399195963983">
                <text:p>0.465399195963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8cm" svg:height="9cm" xlink:href=".." xlink:type="simple" chart:class="chart:scatter" chart:style-name="ch1">
        <chart:legend svg:x="1.213cm" svg:y="0.702cm" style:legend-expansion="custom" chartooo:width="3.893cm" chartooo:height="1.096cm" style:legend-expansion-aspect-ratio="3.55200729927007" chart:style-name="ch2"/>
        <chart:plot-area chart:style-name="ch3" table:cell-range-address="Sheet1.A1:Sheet1.A8 Sheet1.C1:Sheet1.C8" chart:data-source-has-labels="both" svg:x="0.241cm" svg:y="0.18cm" svg:width="11.598cm" svg:height="8.64cm">
          <chartooo:coordinate-region svg:x="1.339cm" svg:y="0.379cm" svg:width="10.128cm" svg:height="7.794cm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" chart:label-cell-address="Sheet1.C1:Sheet1.C1" chart:class="chart:scatter">
            <chart:domain table:cell-range-address="Sheet1.A2:Sheet1.A8"/>
            <chart:regression-curve chart:style-name="ch8">
              <chart:equation chart:display-equation="true" chart:display-r-square="true" svg:x="2.088cm" svg:y="6.544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(str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0.000414260954130441">
                <text:p>0.000414260954130441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578027043957263">
                <text:p>0.0005780270439572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108344800537452">
                <text:p>0.001083448005374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38754699239507">
                <text:p>0.0023875469923950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502600497566164">
                <text:p>0.0050260049756616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112431409652345">
                <text:p>0.011243140965234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288904210319743">
                <text:p>0.02889042103197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00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3cm" svg:height="9cm" xlink:href=".." xlink:type="simple" chart:class="chart:scatter" chart:style-name="ch1">
        <chart:legend svg:x="1.65cm" svg:y="0.774cm" style:legend-expansion="custom" chartooo:width="3.616cm" chartooo:height="1.096cm" style:legend-expansion-aspect-ratio="3.2992700729927" chart:style-name="ch2"/>
        <chart:plot-area chart:style-name="ch3" table:cell-range-address="Sheet1.A1:Sheet1.A1 Sheet1.A9:Sheet1.A12 Sheet1.C1:Sheet1.C1 Sheet1.C9:Sheet1.C12" chart:data-source-has-labels="both" svg:x="0.17cm" svg:y="0.18cm" svg:width="8.163cm" svg:height="8.64cm">
          <chartooo:coordinate-region svg:x="1.453cm" svg:y="0.379cm" svg:width="6.88cm" svg:height="7.794cm"/>
          <chart:axis chart:dimension="x" chart:name="primary-x" chart:style-name="ch4" chartooo:axis-type="auto">
            <chart:categories table:cell-range-address="Sheet1.A9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9:Sheet1.C12" chart:label-cell-address="Sheet1.C1:Sheet1.C1" chart:class="chart:scatter">
            <chart:domain table:cell-range-address="Sheet1.A9:Sheet1.A12"/>
            <chart:regression-curve chart:style-name="ch8">
              <chart:equation chart:display-equation="true" chart:display-r-square="true" svg:x="1.614cm" svg:y="6.366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(str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280">
                <text:p>1280</text:p>
                <draw:g>
                  <svg:desc>Sheet1.A9:Sheet1.A12</svg:desc>
                </draw:g>
              </table:table-cell>
              <table:table-cell office:value-type="float" office:value="0.0812959109898657">
                <text:p>0.0812959109898657</text:p>
                <draw:g>
                  <svg:desc>Sheet1.C9:Sheet1.C12</svg:desc>
                </draw:g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0.294824817974586">
                <text:p>0.29482481797458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.03510566795012">
                <text:p>1.03510566795012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4.39801683096448">
                <text:p>4.398016830964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